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A000001918BE3E26969E7DAB3.png" manifest:media-type="image/png"/>
  <manifest:file-entry manifest:full-path="Pictures/10000001000002240000033309B6971E9F5D5A6D.png" manifest:media-type="image/png"/>
  <manifest:file-entry manifest:full-path="Pictures/100000010000038B0000033CFEF4597B9EA2BC04.png" manifest:media-type="image/png"/>
  <manifest:file-entry manifest:full-path="Pictures/100000010000051C000002919D162EA316A7C773.png" manifest:media-type="image/png"/>
  <manifest:file-entry manifest:full-path="Pictures/10000001000004D200000299712D08E4A16295E9.png" manifest:media-type="image/png"/>
  <manifest:file-entry manifest:full-path="Pictures/100000010000051D0000030E48211709145A9228.png" manifest:media-type="image/png"/>
  <manifest:file-entry manifest:full-path="Pictures/100000010000052100000295E4343BE938D675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63cm" svg:height="6.053cm" svg:x="2.933cm" svg:y="6.881cm">
          <draw:image xlink:href="Pictures/100000010000038B0000033CFEF4597B9EA2BC04.png" xlink:type="simple" xlink:show="embed" xlink:actuate="onLoad" draw:mime-type="image/png">
            <text:p/>
          </draw:image>
        </draw:frame>
        <draw:frame draw:style-name="gr1" draw:text-style-name="P1" draw:layer="layout" svg:width="4.006cm" svg:height="5.987cm" svg:x="2.973cm" svg:y="12.934cm">
          <draw:image xlink:href="Pictures/10000001000002240000033309B6971E9F5D5A6D.png" xlink:type="simple" xlink:show="embed" xlink:actuate="onLoad" draw:mime-type="image/png">
            <text:p/>
          </draw:image>
        </draw:frame>
        <draw:frame draw:style-name="gr1" draw:text-style-name="P1" draw:layer="layout" svg:width="3.932cm" svg:height="2.931cm" svg:x="2.982cm" svg:y="18.981cm">
          <draw:image xlink:href="Pictures/100000010000021A000001918BE3E26969E7DAB3.png" xlink:type="simple" xlink:show="embed" xlink:actuate="onLoad" draw:mime-type="image/png">
            <text:p/>
          </draw:image>
        </draw:frame>
        <draw:frame draw:style-name="gr2" draw:text-style-name="P2" draw:layer="layout" svg:width="7.511cm" svg:height="4.048cm" svg:x="2.989cm" svg:y="2.8cm">
          <draw:image xlink:href="Pictures/10000001000004D200000299712D08E4A16295E9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8.999cm" svg:height="9.542cm" svg:x="1.001cm" svg:y="1cm">
          <draw:image xlink:href="Pictures/100000010000051C000002919D162EA316A7C773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9.563cm" svg:x="1.036cm" svg:y="10.6cm">
          <draw:image xlink:href="Pictures/100000010000052100000295E4343BE938D67519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1.349cm" svg:x="1.001cm" svg:y="20.3cm">
          <draw:image xlink:href="Pictures/100000010000051D0000030E48211709145A922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5T20:10:27.370000000</dc:date>
    <meta:editing-duration>PT7H10M57S</meta:editing-duration>
    <meta:editing-cycles>4</meta:editing-cycles>
    <meta:generator>LibreOffice/7.4.7.2$Windows_X86_64 LibreOffice_project/723314e595e8007d3cf785c16538505a1c878ca5</meta:generator>
    <meta:document-statistic meta:object-count="7"/>
  </office:meta>
</office:document-meta>
</file>